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5-28_14-34-42_000.jpg</text:p>
          </table:table-cell>
          <table:table-cell table:style-name="ce20" office:value-type="string">
            <text:p>:m RES #*# / free# JVEMV6 70#_84:s-1 / 70. CO2 (lang=cn) / w=CO2<text:span text:style-name="T1">捕集</text:span><text:span text:style-name="T1">;</text:span><text:span text:style-name="T1">纯氧</text:span><text:span text:style-name="T1">;</text:span><text:span text:style-name="T1">气化</text:span>,topic=~,other=~,think~,doc=r-21-5~2#3</text:p>
          </table:table-cell>
          <table:table-cell table:style-name="ce4"/>
          <table:table-cell table:style-name="ce4"/>
          <table:table-cell table:style-name="ce4" office:value-type="string">
            <text:p>N-35-35-28.559875 E-139-34-49.215087</text:p>
          </table:table-cell>
          <table:table-cell table:style-name="ce38" table:formula="of:=IF([.E2]=&quot;&quot;;[.C2];CONCATENATE([.C2];&quot; / &quot;;[.E2]))" office:value-type="string" office:string-value=":m RES #*# / free# JVEMV6 70#_84:s-1 / 70. CO2 (lang=cn) / w=CO2捕集;纯氧;气化,topic=~,other=~,think~,doc=r-21-5~2#3">
            <text:p>:m RES #*# / free# JVEMV6 70#_84:s-1 / 70. CO2 (lang=cn) / w=CO2捕集;纯氧;气化,topic=~,other=~,think~,doc=r-21-5~2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5-28_17-17-28_000.jpg</text:p>
          </table:table-cell>
          <table:table-cell table:style-name="ce20" office:value-type="string">
            <text:p>:m RES #*# / free# JVEMV6 70#_84:s-1 / 70. <text:span text:style-name="T2">CO2 (lang=en) / w=CO2;rocks;</text:span><text:span text:style-name="T2">玄武岩</text:span>,topic=~,other=~,think~,doc=r-22-6~2</text:p>
          </table:table-cell>
          <table:table-cell table:style-name="ce4"/>
          <table:table-cell table:style-name="ce4"/>
          <table:table-cell table:style-name="ce4" office:value-type="string">
            <text:p>N-35-35-28.546142 E-139-34-49.160156</text:p>
          </table:table-cell>
          <table:table-cell table:style-name="ce38" table:formula="of:=IF([.E3]=&quot;&quot;;[.C3];CONCATENATE([.C3];&quot; / &quot;;[.E3]))" office:value-type="string" office:string-value=":m RES #*# / free# JVEMV6 70#_84:s-1 / 70. CO2 (lang=en) / w=CO2;rocks;玄武岩,topic=~,other=~,think~,doc=r-22-6~2">
            <text:p>:m RES #*# / free# JVEMV6 70#_84:s-1 / 70. CO2 (lang=en) / w=CO2;rocks;玄武岩,topic=~,other=~,think~,doc=r-22-6~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5-28_21-12-46_000.jpg</text:p>
          </table:table-cell>
          <table:table-cell table:style-name="ce20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72467 E-139-34-49.599609</text:p>
          </table:table-cell>
          <table:table-cell table:style-name="ce38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5-29_01-42-04_000.jpg</text:p>
          </table:table-cell>
          <table:table-cell table:style-name="ce18" office:value-type="string">
            <text:p>:m other / log / 寝る前　ウェブ閲覧　記録　（for オナニー） / 未了</text:p>
          </table:table-cell>
          <table:table-cell table:style-name="ce17"/>
          <table:table-cell table:style-name="ce4"/>
          <table:table-cell table:style-name="ce4" office:value-type="string">
            <text:p>N-35-35-28.710937 E-139-34-49.599609</text:p>
          </table:table-cell>
          <table:table-cell table:style-name="ce38" table:formula="of:=IF([.E5]=&quot;&quot;;[.C5];CONCATENATE([.C5];&quot; / &quot;;[.E5]))" office:value-type="string" office:string-value=":m other / log / 寝る前　ウェブ閲覧　記録　（for オナニー） / 未了">
            <text:p>:m other / log / 寝る前　ウェブ閲覧　記録　（for オナニー） / 未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5-29_01-42-10_000.jpg</text:p>
          </table:table-cell>
          <table:table-cell table:style-name="ce19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710937 E-139-34-49.599609</text:p>
          </table:table-cell>
          <table:table-cell table:style-name="ce38" table:formula="of:=IF([.E6]=&quot;&quot;;[.C6];CONCATENATE([.C6];&quot; / &quot;;[.E6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5-29_08-59-34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559875 E-139-34-49.270019</text:p>
          </table:table-cell>
          <table:table-cell table:style-name="ce38" table:formula="of:=IF([.E7]=&quot;&quot;;[.C7];CONCATENATE([.C7];&quot; / &quot;;[.E7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8]=&quot;&quot;;[.C8];CONCATENATE([.C8];&quot; / &quot;;[.E8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7"/>
          <table:table-cell table:style-name="ce4"/>
          <table:table-cell table:style-name="ce4"/>
          <table:table-cell table:style-name="ce38" table:formula="of:=IF([.E9]=&quot;&quot;;[.C9];CONCATENATE([.C9];&quot; / &quot;;[.E9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3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8">
            <text:p>3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6">
            <text:p>6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5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5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5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5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52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9">2021/05/29</text:date>, <text:time>09:59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5-29T09:59:51.25</dc:date>
    <dc:creator>iwabuchi ken</dc:creator>
    <meta:editing-duration>P33DT17H25M18S</meta:editing-duration>
    <meta:editing-cycles>12533</meta:editing-cycles>
    <meta:document-statistic meta:table-count="1" meta:cell-count="338" meta:object-count="0"/>
  </office:meta>
</office:document-meta>
</file>